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148.87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25.72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39mm" fo:break-before="auto" style:use-optimal-row-height="fals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fo:background-color="#ffe994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dbb6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ffdbb6" style:text-align-source="fix" style:repeat-content="false" fo:wrap-option="wrap" fo:border="0.99pt solid #000000" style:vertical-align="bottom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fff5ce" style:text-align-source="fix" style:repeat-content="false" fo:wrap-option="wrap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5ce" fo:border="0.99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d7d7" style:text-align-source="fix" style:repeat-content="false" fo:wrap-option="wrap" fo:border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fd7d7" fo:border="0.99pt solid #000000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ffe994"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 style:text-align-source="fix" style:repeat-content="false" fo:wrap-option="wrap" fo:border="0.99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dbb6" style:text-align-source="fix" style:repeat-content="false" fo:wrap-option="wrap" fo:border="0.99pt solid #000000" style:vertical-align="bottom"/>
      <style:paragraph-properties fo:text-align="center" fo:margin-left="0mm"/>
    </style:style>
    <style:style style:name="ce4" style:family="table-cell" style:parent-style-name="Default">
      <style:table-cell-properties fo:background-color="#ffdbb6" style:text-align-source="fix" style:repeat-content="false" fo:border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5ce" style:text-align-source="fix" style:repeat-content="false" fo:wrap-option="wrap" fo:border="0.99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5ce" style:text-align-source="fix" style:repeat-content="false" fo:border="0.99pt solid #00000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5ce" fo:border="0.99pt solid #000000"/>
    </style:style>
    <style:style style:name="ce8" style:family="table-cell" style:parent-style-name="Default">
      <style:table-cell-properties fo:background-color="#ffd7d7" style:text-align-source="fix" style:repeat-content="false" fo:wrap-option="wrap" fo:border="0.99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ffd7d7" fo:border="0.99pt solid #000000"/>
    </style:style>
    <style:style style:name="ce38" style:family="table-cell" style:parent-style-name="Default">
      <style:table-cell-properties fo:background-color="#ffe994" style:text-align-source="fix" style:repeat-content="false" fo:wrap-option="wrap" fo:border="0.99pt solid #000000" style:vertical-align="middle"/>
      <style:paragraph-properties fo:text-align="center" fo:margin-left="0mm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dbb6" fo:border="0.99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f5ce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e994" style:text-align-source="fix" style:repeat-content="false" fo:border="0.99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ackground-color="#ffdbb6" fo:border="0.99pt solid #000000"/>
    </style:style>
    <style:style style:name="ce12" style:family="table-cell" style:parent-style-name="Default">
      <style:table-cell-properties fo:background-color="#fff5ce"/>
    </style:style>
    <style:style style:name="ce44" style:family="table-cell" style:parent-style-name="Default" style:data-style-name="N37">
      <style:table-cell-properties fo:background-color="#ffdbb6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fo:background-color="#fff5ce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 style:data-style-name="N37">
      <style:table-cell-properties fo:background-color="#ffd7d7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 style:data-style-name="N37">
      <style:table-cell-properties fo:background-color="#ffdbb6" style:text-align-source="fix" style:repeat-content="false" fo:border="0.99pt solid #000000"/>
      <style:paragraph-properties fo:text-align="center" fo:margin-left="0mm"/>
    </style:style>
    <style:style style:name="ce14" style:family="table-cell" style:parent-style-name="Default" style:data-style-name="N37">
      <style:table-cell-properties fo:background-color="#fff5ce" style:text-align-source="fix" style:repeat-content="false" fo:border="0.99pt solid #000000"/>
      <style:paragraph-properties fo:text-align="center" fo:margin-left="0mm"/>
    </style:style>
    <style:style style:name="ce15" style:family="table-cell" style:parent-style-name="Default" style:data-style-name="N37">
      <style:table-cell-properties fo:background-color="#ffd7d7" style:text-align-source="fix" style:repeat-content="false" fo:border="0.99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ffdbb6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fff5ce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dbb6" style:text-align-source="fix" style:repeat-content="false" fo:border="0.99pt solid #000000"/>
      <style:paragraph-properties fo:text-align="center" fo:margin-left="0mm"/>
    </style:style>
    <style:style style:name="ce18" style:family="table-cell" style:parent-style-name="Default">
      <style:table-cell-properties fo:background-color="#fff5ce" style:text-align-source="fix" style:repeat-content="false" fo:border="0.99pt solid #000000"/>
      <style:paragraph-properties fo:text-align="center" fo:margin-left="0mm"/>
    </style:style>
    <style:style style:name="ce19" style:family="table-cell" style:parent-style-name="Default">
      <style:table-cell-properties fo:background-color="#ffd7d7" style:text-align-source="fix" style:repeat-content="false" fo:border="0.99pt solid #000000"/>
      <style:paragraph-properties fo:text-align="center" fo:margin-left="0mm"/>
    </style:style>
    <style:style style:name="ce37" style:family="table-cell" style:parent-style-name="Default"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903.24mm" svg:height="1149.99mm" svg:x="317.83mm" svg:y="3.01mm">
            <draw:object draw:notify-on-update-of-ranges="Hoja1.B3:Hoja1.C42 Hoja1.D2:Hoja1.D2 Hoja1.D3:Hoja1.D42 Hoja1.G2:Hoja1.G2 Hoja1.G3:Hoja1.G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26.99mm" svg:height="599.07mm" svg:x="332.24mm" svg:y="1188.34mm">
            <draw:object draw:notify-on-update-of-ranges="Hoja1.C264:Hoja1.C306 Hoja1.D263:Hoja1.D263 Hoja1.D264:Hoja1.D306 Hoja1.E263:Hoja1.E263 Hoja1.E264:Hoja1.E3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7" office:value-type="string" calcext:value-type="string">
            <text:p>Fase de desarrollo</text:p>
          </table:table-cell>
          <table:table-cell table:style-name="ce38" office:value-type="string" calcext:value-type="string">
            <text:p>Tarea</text:p>
          </table:table-cell>
          <table:table-cell table:style-name="ce7" office:value-type="string" calcext:value-type="string">
            <text:p>Fecha Inicio</text:p>
          </table:table-cell>
          <table:table-cell table:style-name="ce7" office:value-type="string" calcext:value-type="string">
            <text:p>Fecha Fin</text:p>
          </table:table-cell>
          <table:table-cell table:style-name="ce7" office:value-type="string" calcext:value-type="string">
            <text:p>Horas de trabajo</text:p>
          </table:table-cell>
          <table:table-cell table:style-name="ce59" office:value-type="string" calcext:value-type="string">
            <text:p>Días</text:p>
          </table:table-cell>
        </table:table-row>
        <table:table-row table:style-name="ro3">
          <table:table-cell/>
          <table:table-cell table:style-name="ce9" office:value-type="string" calcext:value-type="string" table:number-columns-spanned="1" table:number-rows-spanned="12">
            <text:p>Fase 0</text:p>
          </table:table-cell>
          <table:table-cell table:style-name="ce39" office:value-type="string" calcext:value-type="string">
            <text:p>Instalar Webstorm</text:p>
          </table:table-cell>
          <table:table-cell table:number-columns-repeated="2" table:style-name="ce44" office:value-type="date" office:date-value="2020-03-05" calcext:value-type="date">
            <text:p>05/03/2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0"/>
          <table:table-cell table:style-name="ce39" office:value-type="string" calcext:value-type="string">
            <text:p>Instalar node.js, Angular e Ionic</text:p>
          </table:table-cell>
          <table:table-cell table:number-columns-repeated="2" table:style-name="ce44" office:value-type="date" office:date-value="2020-03-05" calcext:value-type="date">
            <text:p>05/03/20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Repasar HTML y CSS</text:p>
          </table:table-cell>
          <table:table-cell table:number-columns-repeated="2" table:style-name="ce44" office:value-type="date" office:date-value="2020-03-06" calcext:value-type="date">
            <text:p>06/03/20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 Typescript</text:p>
          </table:table-cell>
          <table:table-cell table:style-name="ce44" office:value-type="date" office:date-value="2020-03-07" calcext:value-type="date">
            <text:p>07/03/20</text:p>
          </table:table-cell>
          <table:table-cell table:style-name="ce44" office:value-type="date" office:date-value="2020-03-09" calcext:value-type="date">
            <text:p>09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básico de Angular</text:p>
          </table:table-cell>
          <table:table-cell table:style-name="ce44" office:value-type="date" office:date-value="2020-03-07" calcext:value-type="date">
            <text:p>07/03/20</text:p>
          </table:table-cell>
          <table:table-cell table:style-name="ce44" office:value-type="date" office:date-value="2020-03-09" calcext:value-type="date">
            <text:p>09/03/20</text:p>
          </table:table-cell>
          <table:table-cell table:style-name="ce5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básico de Ionic</text:p>
          </table:table-cell>
          <table:table-cell table:style-name="ce44" office:value-type="date" office:date-value="2020-03-10" calcext:value-type="date">
            <text:p>10/03/20</text:p>
          </table:table-cell>
          <table:table-cell table:style-name="ce44" office:value-type="date" office:date-value="2020-03-11" calcext:value-type="date">
            <text:p>11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Crear un componente básico usando Angular e Ionic</text:p>
          </table:table-cell>
          <table:table-cell table:style-name="ce44" office:value-type="date" office:date-value="2020-03-12" calcext:value-type="date">
            <text:p>12/03/20</text:p>
          </table:table-cell>
          <table:table-cell table:style-name="ce44" office:value-type="date" office:date-value="2020-03-13" calcext:value-type="date">
            <text:p>13/03/20</text:p>
          </table:table-cell>
          <table:table-cell table:style-name="ce5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l uso de “pages”</text:p>
          </table:table-cell>
          <table:table-cell table:number-columns-repeated="2" table:style-name="ce44" office:value-type="date" office:date-value="2020-03-14" calcext:value-type="date">
            <text:p>14/03/20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Crear de una aplicación simple con distintas “pages”</text:p>
          </table:table-cell>
          <table:table-cell table:style-name="ce44" office:value-type="date" office:date-value="2020-03-15" calcext:value-type="date">
            <text:p>15/03/20</text:p>
          </table:table-cell>
          <table:table-cell table:style-name="ce44" office:value-type="date" office:date-value="2020-03-16" calcext:value-type="date">
            <text:p>16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l uso de servicios Angular</text:p>
          </table:table-cell>
          <table:table-cell table:number-columns-repeated="2" table:style-name="ce44" office:value-type="date" office:date-value="2020-03-17" calcext:value-type="date">
            <text:p>17/03/20</text:p>
          </table:table-cell>
          <table:table-cell table:style-name="ce5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1"/>
          <table:table-cell table:style-name="ce39" office:value-type="string" calcext:value-type="string">
            <text:p>Aprendizaje del uso de directivas Angular</text:p>
          </table:table-cell>
          <table:table-cell table:number-columns-repeated="2" table:style-name="ce44" office:value-type="date" office:date-value="2020-03-18" calcext:value-type="date">
            <text:p>18/03/20</text:p>
          </table:table-cell>
          <table:table-cell table:style-name="ce5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29"/>
          <table:table-cell table:style-name="ce39" office:value-type="string" calcext:value-type="string">
            <text:p>Estudio de VIRTRA-EL</text:p>
          </table:table-cell>
          <table:table-cell table:style-name="ce44" office:value-type="date" office:date-value="2020-03-18" calcext:value-type="date">
            <text:p>18/03/20</text:p>
          </table:table-cell>
          <table:table-cell table:style-name="ce44" office:value-type="date" office:date-value="2020-03-19" calcext:value-type="date">
            <text:p>19/03/20</text:p>
          </table:table-cell>
          <table:table-cell table:style-name="ce5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table-cell table:style-name="ce30" office:value-type="string" calcext:value-type="string" table:number-columns-spanned="1" table:number-rows-spanned="18">
            <text:p>Fase 1</text:p>
          </table:table-cell>
          <table:table-cell table:style-name="ce32" office:value-type="string" calcext:value-type="string">
            <text:p>Diagramas del sistema</text:p>
          </table:table-cell>
          <table:table-cell table:number-columns-repeated="2" table:style-name="ce45" office:value-type="date" office:date-value="2020-03-20" calcext:value-type="date">
            <text:p>20/03/20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1"/>
          <table:table-cell table:style-name="ce32" office:value-type="string" calcext:value-type="string">
            <text:p>Header component</text:p>
          </table:table-cell>
          <table:table-cell table:style-name="ce45" office:value-type="date" office:date-value="2020-03-21" calcext:value-type="date">
            <text:p>21/03/20</text:p>
          </table:table-cell>
          <table:table-cell table:style-name="ce45" office:value-type="date" office:date-value="2020-03-22" calcext:value-type="date">
            <text:p>22/03/2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Footer component</text:p>
          </table:table-cell>
          <table:table-cell table:style-name="ce45" office:value-type="date" office:date-value="2020-03-23" calcext:value-type="date">
            <text:p>23/03/20</text:p>
          </table:table-cell>
          <table:table-cell table:style-name="ce45" office:value-type="date" office:date-value="2020-03-24" calcext:value-type="date">
            <text:p>24/03/2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Home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6" calcext:value-type="date">
            <text:p>26/03/20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Project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6" calcext:value-type="date">
            <text:p>26/03/2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Members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6" calcext:value-type="date">
            <text:p>26/03/2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Contact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7" calcext:value-type="date">
            <text:p>27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Access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8" calcext:value-type="date">
            <text:p>28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Register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8" calcext:value-type="date">
            <text:p>28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Exercises page</text:p>
          </table:table-cell>
          <table:table-cell table:style-name="ce45" office:value-type="date" office:date-value="2020-03-25" calcext:value-type="date">
            <text:p>25/03/20</text:p>
          </table:table-cell>
          <table:table-cell table:style-name="ce45" office:value-type="date" office:date-value="2020-03-28" calcext:value-type="date">
            <text:p>28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Session page</text:p>
          </table:table-cell>
          <table:table-cell table:style-name="ce45" office:value-type="date" office:date-value="2020-03-29" calcext:value-type="date">
            <text:p>29/03/20</text:p>
          </table:table-cell>
          <table:table-cell table:style-name="ce45" office:value-type="date" office:date-value="2020-03-02" calcext:value-type="date">
            <text:p>02/03/2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UserHeaderMenu component</text:p>
          </table:table-cell>
          <table:table-cell table:number-columns-repeated="2" table:style-name="ce45" office:value-type="date" office:date-value="2020-03-29" calcext:value-type="date">
            <text:p>29/03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2"/>
          <table:table-cell table:style-name="ce40" office:value-type="string" calcext:value-type="string">
            <text:p>Servicios Angular para ejercicios y sesiones</text:p>
          </table:table-cell>
          <table:table-cell table:number-columns-repeated="2" table:style-name="ce45" office:value-type="date" office:date-value="2020-03-30" calcext:value-type="date">
            <text:p>30/03/2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Desarrollo del sistema factory</text:p>
          </table:table-cell>
          <table:table-cell table:style-name="ce45" office:value-type="date" office:date-value="2020-03-31" calcext:value-type="date">
            <text:p>31/03/20</text:p>
          </table:table-cell>
          <table:table-cell table:style-name="ce45" office:value-type="date" office:date-value="2020-04-02" calcext:value-type="date">
            <text:p>02/04/2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Desarrollo del sistema subscription</text:p>
          </table:table-cell>
          <table:table-cell table:style-name="ce45" office:value-type="date" office:date-value="2020-03-31" calcext:value-type="date">
            <text:p>31/03/20</text:p>
          </table:table-cell>
          <table:table-cell table:style-name="ce45" office:value-type="date" office:date-value="2020-04-02" calcext:value-type="date">
            <text:p>02/04/2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32"/>
          <table:table-cell table:style-name="ce32" office:value-type="string" calcext:value-type="string">
            <text:p>Assistant component</text:p>
          </table:table-cell>
          <table:table-cell table:style-name="ce45" office:value-type="date" office:date-value="2020-03-31" calcext:value-type="date">
            <text:p>31/03/20</text:p>
          </table:table-cell>
          <table:table-cell table:style-name="ce45" office:value-type="date" office:date-value="2020-04-02" calcext:value-type="date">
            <text:p>02/04/2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29"/>
          <table:table-cell table:style-name="ce32" office:value-type="string" calcext:value-type="string">
            <text:p>Documentación sobre la implementación de ejercicios y sesiones</text:p>
          </table:table-cell>
          <table:table-cell table:number-columns-repeated="2" table:style-name="ce45" office:value-type="date" office:date-value="2020-04-03" calcext:value-type="date">
            <text:p>03/04/2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/>
          <table:table-cell table:style-name="ce32" office:value-type="string" calcext:value-type="string">
            <text:p>Desarrollo del backend y conexión con la base de datos en MongoDB</text:p>
          </table:table-cell>
          <table:table-cell table:style-name="ce45" office:value-type="date" office:date-value="2020-04-03" calcext:value-type="date">
            <text:p>03/04/20</text:p>
          </table:table-cell>
          <table:table-cell table:style-name="ce45" office:value-type="date" office:date-value="2020-04-05" calcext:value-type="date">
            <text:p>05/04/20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ce26" office:value-type="string" calcext:value-type="string" table:number-columns-spanned="1" table:number-rows-spanned="12">
            <text:p>Fase 2</text:p>
          </table:table-cell>
          <table:table-cell table:style-name="ce34" office:value-type="string" calcext:value-type="string">
            <text:p>WordListExercise development</text:p>
          </table:table-cell>
          <table:table-cell table:style-name="ce46" office:value-type="date" office:date-value="2020-04-05" calcext:value-type="date">
            <text:p>05/04/20</text:p>
          </table:table-cell>
          <table:table-cell table:style-name="ce46" office:value-type="date" office:date-value="2020-04-07" calcext:value-type="date">
            <text:p>07/04/20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LogicalSeriesExercise development</text:p>
          </table:table-cell>
          <table:table-cell table:style-name="ce46" office:value-type="date" office:date-value="2020-04-05" calcext:value-type="date">
            <text:p>05/04/20</text:p>
          </table:table-cell>
          <table:table-cell table:style-name="ce46" office:value-type="date" office:date-value="2020-04-12" calcext:value-type="date">
            <text:p>12/04/20</text:p>
          </table:table-cell>
          <table:table-cell table:style-name="ce54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SemanticSeriesExercise development</text:p>
          </table:table-cell>
          <table:table-cell table:style-name="ce46" office:value-type="date" office:date-value="2020-04-10" calcext:value-type="date">
            <text:p>10/04/20</text:p>
          </table:table-cell>
          <table:table-cell table:style-name="ce46" office:value-type="date" office:date-value="2020-04-20" calcext:value-type="date">
            <text:p>20/04/20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PositionsExercise development</text:p>
          </table:table-cell>
          <table:table-cell table:style-name="ce46" office:value-type="date" office:date-value="2020-04-15" calcext:value-type="date">
            <text:p>15/04/20</text:p>
          </table:table-cell>
          <table:table-cell table:style-name="ce46" office:value-type="date" office:date-value="2020-04-29" calcext:value-type="date">
            <text:p>29/04/20</text:p>
          </table:table-cell>
          <table:table-cell table:style-name="ce5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DirectNumbersExercise development</text:p>
          </table:table-cell>
          <table:table-cell table:style-name="ce46" office:value-type="date" office:date-value="2020-04-30" calcext:value-type="date">
            <text:p>30/04/20</text:p>
          </table:table-cell>
          <table:table-cell table:style-name="ce46" office:value-type="date" office:date-value="2020-05-04" calcext:value-type="date">
            <text:p>04/05/20</text:p>
          </table:table-cell>
          <table:table-cell table:style-name="ce5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NumbersAndVowelsExercise development</text:p>
          </table:table-cell>
          <table:table-cell table:number-columns-repeated="2" table:style-name="ce46" office:value-type="date" office:date-value="2020-05-05" calcext:value-type="date">
            <text:p>05/05/20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PyramidsExercise development</text:p>
          </table:table-cell>
          <table:table-cell table:number-columns-repeated="2" table:style-name="ce46" office:value-type="date" office:date-value="2020-05-06" calcext:value-type="date">
            <text:p>06/05/20</text:p>
          </table:table-cell>
          <table:table-cell table:style-name="ce5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WordListExerciseAlternative development</text:p>
          </table:table-cell>
          <table:table-cell table:number-columns-repeated="2" table:style-name="ce46" office:value-type="date" office:date-value="2020-05-07" calcext:value-type="date">
            <text:p>07/05/20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MouseDialogExercise development</text:p>
          </table:table-cell>
          <table:table-cell table:number-columns-repeated="2" table:style-name="ce46" office:value-type="date" office:date-value="2020-05-08" calcext:value-type="date">
            <text:p>08/05/20</text:p>
          </table:table-cell>
          <table:table-cell table:style-name="ce5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IntroductionExercise, QuestionnaireExercise, FirstHelpExercise development</text:p>
          </table:table-cell>
          <table:table-cell table:style-name="ce46" office:value-type="date" office:date-value="2020-05-09" calcext:value-type="date">
            <text:p>09/05/20</text:p>
          </table:table-cell>
          <table:table-cell table:style-name="ce46" office:value-type="date" office:date-value="2020-05-10" calcext:value-type="date">
            <text:p>10/05/20</text:p>
          </table:table-cell>
          <table:table-cell table:style-name="ce5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SecondHelpExercise, InstrumentalQuestionnaireExercise development</text:p>
          </table:table-cell>
          <table:table-cell table:style-name="ce46" office:value-type="date" office:date-value="2020-05-11" calcext:value-type="date">
            <text:p>11/05/20</text:p>
          </table:table-cell>
          <table:table-cell table:style-name="ce46" office:value-type="date" office:date-value="2020-05-13" calcext:value-type="date">
            <text:p>13/05/20</text:p>
          </table:table-cell>
          <table:table-cell table:style-name="ce5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covered-table-cell table:style-name="ce34"/>
          <table:table-cell table:style-name="ce34" office:value-type="string" calcext:value-type="string">
            <text:p>ClassifyObjectsExercise development</text:p>
          </table:table-cell>
          <table:table-cell table:style-name="ce46" office:value-type="date" office:date-value="2020-05-14" calcext:value-type="date">
            <text:p>14/05/20</text:p>
          </table:table-cell>
          <table:table-cell table:style-name="ce46" office:value-type="date" office:date-value="2020-05-17" calcext:value-type="date">
            <text:p>17/05/20</text:p>
          </table:table-cell>
          <table:table-cell table:style-name="ce5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/>
          <table:table-cell table:style-name="ce29" table:number-columns-repeated="3"/>
          <table:table-cell table:style-name="ce50" office:value-type="string" calcext:value-type="string">
            <text:p>Total horas:</text:p>
          </table:table-cell>
          <table:table-cell table:style-name="ce50" table:formula="of:=SUM([.F3:.F44])" office:value-type="float" office:value="207" calcext:value-type="float">
            <text:p>207</text:p>
          </table:table-cell>
          <table:table-cell/>
        </table:table-row>
        <table:table-row table:style-name="ro1" table:number-rows-repeated="217">
          <table:table-cell table:number-columns-repeated="7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Tarea</text:p>
          </table:table-cell>
          <table:table-cell table:style-name="ce1" office:value-type="string" calcext:value-type="string">
            <text:p>Fecha Inicio</text:p>
          </table:table-cell>
          <table:table-cell table:style-name="ce16" office:value-type="string" calcext:value-type="string">
            <text:p>Días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table:number-columns-spanned="1" table:number-rows-spanned="11"/>
          <table:table-cell office:value-type="string" calcext:value-type="string">
            <text:p>Fase 0</text:p>
          </table:table-cell>
          <table:table-cell table:style-name="ce13" office:value-type="date" office:date-value="2020-03-05" calcext:value-type="date">
            <text:p>05/03/20</text:p>
          </table:table-cell>
          <table:table-cell office:value-type="float" office:value="14" calcext:value-type="float">
            <text:p>14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3"/>
          <table:table-cell table:style-name="ce11" office:value-type="string" calcext:value-type="string">
            <text:p>Instalar Webstorm</text:p>
          </table:table-cell>
          <table:table-cell table:style-name="ce13" office:value-type="date" office:date-value="2020-03-05" calcext:value-type="date">
            <text:p>05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Instalar node.js, Angular e Ionic</text:p>
          </table:table-cell>
          <table:table-cell table:style-name="ce13" office:value-type="date" office:date-value="2020-03-05" calcext:value-type="date">
            <text:p>05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Repasar HTML y CSS</text:p>
          </table:table-cell>
          <table:table-cell table:style-name="ce13"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de Typescript</text:p>
          </table:table-cell>
          <table:table-cell table:style-name="ce13"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básico de Angular</text:p>
          </table:table-cell>
          <table:table-cell table:style-name="ce13" office:value-type="date" office:date-value="2020-03-07" calcext:value-type="date">
            <text:p>07/03/20</text:p>
          </table:table-cell>
          <table:table-cell office:value-type="float" office:value="3" calcext:value-type="float">
            <text:p>3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básico de Ionic</text:p>
          </table:table-cell>
          <table:table-cell table:style-name="ce13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Crear un componente básico usando Angular e Ionic</text:p>
          </table:table-cell>
          <table:table-cell table:style-name="ce13" office:value-type="date" office:date-value="2020-03-12" calcext:value-type="date">
            <text:p>12/03/2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del uso de “pages”</text:p>
          </table:table-cell>
          <table:table-cell table:style-name="ce13" office:value-type="date" office:date-value="2020-03-14" calcext:value-type="date">
            <text:p>14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Crear de una aplicación simple con distintas “pages”</text:p>
          </table:table-cell>
          <table:table-cell table:style-name="ce13" office:value-type="date" office:date-value="2020-03-15" calcext:value-type="date">
            <text:p>15/03/20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/>
        </table:table-row>
        <table:table-row table:style-name="ro1">
          <table:table-cell/>
          <table:covered-table-cell table:style-name="ce4"/>
          <table:table-cell table:style-name="ce11" office:value-type="string" calcext:value-type="string">
            <text:p>Aprendizaje del uso de servicios Angular</text:p>
          </table:table-cell>
          <table:table-cell table:style-name="ce13" office:value-type="date" office:date-value="2020-03-17" calcext:value-type="date">
            <text:p>17/03/20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/>
        </table:table-row>
        <table:table-row table:style-name="ro1">
          <table:table-cell/>
          <table:table-cell table:style-name="ce5" table:number-columns-spanned="1" table:number-rows-spanned="17"/>
          <table:table-cell table:style-name="ce11" office:value-type="string" calcext:value-type="string">
            <text:p>Aprendizaje del uso de directivas Angular</text:p>
          </table:table-cell>
          <table:table-cell table:style-name="ce13" office:value-type="date" office:date-value="2020-03-18" calcext:value-type="date">
            <text:p>18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6"/>
          <table:table-cell office:value-type="string" calcext:value-type="string">
            <text:p>Fase 1</text:p>
          </table:table-cell>
          <table:table-cell table:style-name="ce14" office:value-type="date" office:date-value="2020-03-20" calcext:value-type="date">
            <text:p>20/03/20</text:p>
          </table:table-cell>
          <table:table-cell office:value-type="float" office:value="15" calcext:value-type="float">
            <text:p>15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Diagramas del sistema</text:p>
          </table:table-cell>
          <table:table-cell table:style-name="ce14" office:value-type="date" office:date-value="2020-03-20" calcext:value-type="date">
            <text:p>20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Header component</text:p>
          </table:table-cell>
          <table:table-cell table:style-name="ce14" office:value-type="date" office:date-value="2020-03-21" calcext:value-type="date">
            <text:p>21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Footer component</text:p>
          </table:table-cell>
          <table:table-cell table:style-name="ce14" office:value-type="date" office:date-value="2020-03-23" calcext:value-type="date">
            <text:p>23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Home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Project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Members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Contact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Access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Register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Exercises page</text:p>
          </table:table-cell>
          <table:table-cell table:style-name="ce14" office:value-type="date" office:date-value="2020-03-25" calcext:value-type="date">
            <text:p>25/03/2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Session page</text:p>
          </table:table-cell>
          <table:table-cell table:style-name="ce14" office:value-type="date" office:date-value="2020-03-29" calcext:value-type="date">
            <text:p>29/03/20</text:p>
          </table:table-cell>
          <table:table-cell office:value-type="float" office:value="5" calcext:value-type="float">
            <text:p>5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UserHeaderMenu component</text:p>
          </table:table-cell>
          <table:table-cell table:style-name="ce14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12" office:value-type="string" calcext:value-type="string">
            <text:p>Servicios Angular para ejercicios y sesiones</text:p>
          </table:table-cell>
          <table:table-cell table:style-name="ce14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</table:table-row>
        <table:table-row table:style-name="ro1">
          <table:table-cell/>
          <table:covered-table-cell table:style-name="ce48"/>
          <table:table-cell table:style-name="ce48" office:value-type="string" calcext:value-type="string">
            <text:p>Desarrollo del sistema factory</text:p>
          </table:table-cell>
          <table:table-cell table:style-name="ce14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</table:table-row>
        <table:table-row table:style-name="ro1">
          <table:table-cell/>
          <table:covered-table-cell/>
          <table:table-cell table:style-name="ce48" office:value-type="string" calcext:value-type="string">
            <text:p>Desarrollo del sistema subscription</text:p>
          </table:table-cell>
          <table:table-cell table:style-name="ce14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</table:table-row>
        <table:table-row table:style-name="ro1">
          <table:table-cell/>
          <table:table-cell table:style-name="ce8" table:number-columns-spanned="1" table:number-rows-spanned="12"/>
          <table:table-cell table:style-name="ce48" office:value-type="string" calcext:value-type="string">
            <text:p>Assistant component</text:p>
          </table:table-cell>
          <table:table-cell table:style-name="ce14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48" office:value-type="string" calcext:value-type="string">
            <text:p>Documentación sobre la implementación de ejercicios y sesiones</text:p>
          </table:table-cell>
          <table:table-cell table:style-name="ce14" office:value-type="date" office:date-value="2020-04-03" calcext:value-type="date">
            <text:p>03/04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office:value-type="string" calcext:value-type="string">
            <text:p>Fase 2</text:p>
          </table:table-cell>
          <table:table-cell table:style-name="ce15" office:value-type="date" office:date-value="2020-04-03" calcext:value-type="date">
            <text:p>03/04/20</text:p>
          </table:table-cell>
          <table:table-cell office:value-type="float" office:value="44" calcext:value-type="float">
            <text:p>44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WordListExercise development</text:p>
          </table:table-cell>
          <table:table-cell table:style-name="ce15" office:value-type="date" office:date-value="2020-04-03" calcext:value-type="date">
            <text:p>03/04/20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LogicalSeriesExercise development</text:p>
          </table:table-cell>
          <table:table-cell table:style-name="ce15" office:value-type="date" office:date-value="2020-04-05" calcext:value-type="date">
            <text:p>05/04/20</text:p>
          </table:table-cell>
          <table:table-cell office:value-type="float" office:value="8" calcext:value-type="float">
            <text:p>8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SemanticSeriesExercise development</text:p>
          </table:table-cell>
          <table:table-cell table:style-name="ce15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PositionsExercise development</text:p>
          </table:table-cell>
          <table:table-cell table:style-name="ce15" office:value-type="date" office:date-value="2020-04-15" calcext:value-type="date">
            <text:p>15/04/20</text:p>
          </table:table-cell>
          <table:table-cell office:value-type="float" office:value="15" calcext:value-type="float">
            <text:p>15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DirectNumbersExercise development</text:p>
          </table:table-cell>
          <table:table-cell table:style-name="ce15" office:value-type="date" office:date-value="2020-04-30" calcext:value-type="date">
            <text:p>30/04/20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NumbersAndVowelsExercise development</text:p>
          </table:table-cell>
          <table:table-cell table:style-name="ce15" office:value-type="date" office:date-value="2020-05-05" calcext:value-type="date">
            <text:p>05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PyramidsExercise development</text:p>
          </table:table-cell>
          <table:table-cell table:style-name="ce15" office:value-type="date" office:date-value="2020-05-06" calcext:value-type="date">
            <text:p>06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WordListExerciseAlternative development</text:p>
          </table:table-cell>
          <table:table-cell table:style-name="ce15" office:value-type="date" office:date-value="2020-05-07" calcext:value-type="date">
            <text:p>07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/>
          <table:covered-table-cell table:style-name="ce51"/>
          <table:table-cell table:style-name="ce51" office:value-type="string" calcext:value-type="string">
            <text:p>MouseDialogExercise development</text:p>
          </table:table-cell>
          <table:table-cell table:style-name="ce15" office:value-type="date" office:date-value="2020-05-08" calcext:value-type="date">
            <text:p>08/05/20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/>
        </table:table-row>
        <table:table-row table:style-name="ro1">
          <table:table-cell table:number-columns-repeated="2"/>
          <table:table-cell table:style-name="ce51" office:value-type="string" calcext:value-type="string">
            <text:p>IntroductionExercise, QuestionnaireExercise, FirstHelpExercise development</text:p>
          </table:table-cell>
          <table:table-cell table:style-name="ce15" office:value-type="date" office:date-value="2020-05-09" calcext:value-type="date">
            <text:p>09/05/20</text:p>
          </table:table-cell>
          <table:table-cell office:value-type="float" office:value="2" calcext:value-type="float">
            <text:p>2</text:p>
          </table:table-cell>
          <table:table-cell table:style-name="ce16"/>
          <table:table-cell/>
        </table:table-row>
        <table:table-row table:style-name="ro1">
          <table:table-cell table:number-columns-repeated="2"/>
          <table:table-cell table:style-name="ce51" office:value-type="string" calcext:value-type="string">
            <text:p>SecondHelpExercise, InstrumentalQuestionnaireExercise development</text:p>
          </table:table-cell>
          <table:table-cell table:style-name="ce15" office:value-type="date" office:date-value="2020-05-11" calcext:value-type="date">
            <text:p>11/05/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1" office:value-type="string" calcext:value-type="string">
            <text:p>ClassifyObjectsExercise development</text:p>
          </table:table-cell>
          <table:table-cell table:style-name="ce15" office:value-type="date" office:date-value="2020-05-14" calcext:value-type="date">
            <text:p>14/05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34">
          <table:table-cell table:number-columns-repeated="7"/>
        </table:table-row>
        <table:table-row table:style-name="ro1">
          <table:table-cell table:number-columns-repeated="5"/>
          <table:table-cell table:style-name="ce3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6:35:24.41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6T16:15:23.302000000</meta:creation-date>
    <dc:date>2020-06-13T16:38:21.795000000</dc:date>
    <meta:editing-duration>PT1H48M44S</meta:editing-duration>
    <meta:editing-cycles>23</meta:editing-cycles>
    <meta:generator>LibreOffice/6.3.1.2$Windows_X86_64 LibreOffice_project/b79626edf0065ac373bd1df5c28bd630b4424273</meta:generator>
    <meta:document-statistic meta:table-count="1" meta:cell-count="353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start" style:rotation-angle="1"/>
      <style:graphic-properties svg:stroke-color="#b3b3b3"/>
      <style:text-properties fo:font-size="40pt" style:font-size-asian="10pt" style:font-size-complex="10pt"/>
    </style:style>
    <style:style style:name="ch4" style:family="chart" style:data-style-name="N30">
      <style:chart-properties chart:display-label="true" chart:logarithmic="false" chart:minimum="43895" chart:maximum="43968" chart:origin="43895" chart:interval-major="5" chart:reverse-direction="false" text:line-break="false" loext:try-staggering-first="false" chart:link-data-style-to-source="false" chart:axis-position="1"/>
      <style:graphic-properties svg:stroke-color="#b3b3b3"/>
      <style:text-properties fo:font-size="3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30">
      <style:chart-properties chart:link-data-style-to-source="true"/>
      <style:graphic-properties draw:stroke="none" draw:fill-color="#5983b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0.325cm" svg:height="115cm" xlink:href=".." xlink:type="simple" chart:class="chart:bar" chart:style-name="ch1">
        <chart:plot-area chart:style-name="ch2" table:cell-range-address="Hoja1.B3:Hoja1.D42 Hoja1.B2:Hoja1.D2 Hoja1.G2:Hoja1.G42" chart:data-source-has-labels="both" svg:x="1.02cm" svg:y="2.876cm" svg:width="183.24cm" svg:height="109.159cm">
          <chartooo:coordinate-region svg:x="51.657cm" svg:y="4.292cm" svg:width="132.603cm" svg:height="107.743cm"/>
          <chart:axis chart:dimension="x" chart:name="primary-x" chart:style-name="ch3" chartooo:axis-type="text">
            <chart:categories table:cell-range-address="Hoja1.B3:Hoja1.C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3:Hoja1.D42" chart:label-cell-address="Hoja1.D2:Hoja1.D2" chart:class="chart:bar">
            <chart:data-point chart:repeated="4"/>
            <chart:data-point chart:style-name="ch7"/>
            <chart:data-point chart:repeated="33"/>
            <chart:data-point chart:style-name="ch7" chart:repeated="2"/>
          </chart:series>
          <chart:series chart:style-name="ch8" chart:values-cell-range-address="Hoja1.G3:Hoja1.G42" chart:label-cell-address="Hoja1.G2:Hoja1.G2" chart:class="chart:bar"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:Hoja1.D2</svg:desc>
                </draw:g>
              </table:table-cell>
              <table:table-cell office:value-type="string">
                <text:p>Días</text:p>
                <draw:g>
                  <svg:desc>Hoja1.G2:Hoja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e 0 Instalar Webstorm</text:p>
                <text:list>
                  <text:list-item>
                    <text:p>Fase 0</text:p>
                  </text:list-item>
                  <text:list-item>
                    <text:p>Instalar Webstorm</text:p>
                  </text:list-item>
                </text:list>
                <draw:g>
                  <svg:desc>Hoja1.B3:Hoja1.C42</svg:desc>
                </draw:g>
              </table:table-cell>
              <table:table-cell office:value-type="float" office:value="43895">
                <text:p>43895</text:p>
                <draw:g>
                  <svg:desc>Hoja1.D3:Hoja1.D42</svg:desc>
                </draw:g>
              </table:table-cell>
              <table:table-cell office:value-type="float" office:value="1">
                <text:p>1</text:p>
                <draw:g>
                  <svg:desc>Hoja1.G3:Hoja1.G42</svg:desc>
                </draw:g>
              </table:table-cell>
            </table:table-row>
            <table:table-row>
              <table:table-cell office:value-type="string">
                <text:p>Fase 0 Instalar node.js, Angular e Ionic</text:p>
                <text:list>
                  <text:list-item>
                    <text:p/>
                  </text:list-item>
                  <text:list-item>
                    <text:p>Instalar node.js, Angular e Ionic</text:p>
                  </text:list-item>
                </text:list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Repasar HTML y CSS</text:p>
                <text:list>
                  <text:list-item>
                    <text:p/>
                  </text:list-item>
                  <text:list-item>
                    <text:p>Repasar HTML y CSS</text:p>
                  </text:list-item>
                </text:list>
              </table:table-cell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Aprendizaje de Typescript</text:p>
                <text:list>
                  <text:list-item>
                    <text:p/>
                  </text:list-item>
                  <text:list-item>
                    <text:p>Aprendizaje de Typescript</text:p>
                  </text:list-item>
                </text:list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0 Aprendizaje básico de Angular</text:p>
                <text:list>
                  <text:list-item>
                    <text:p/>
                  </text:list-item>
                  <text:list-item>
                    <text:p>Aprendizaje básico de Angular</text:p>
                  </text:list-item>
                </text:list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0 Aprendizaje básico de Ionic</text:p>
                <text:list>
                  <text:list-item>
                    <text:p/>
                  </text:list-item>
                  <text:list-item>
                    <text:p>Aprendizaje básico de Ionic</text:p>
                  </text:list-item>
                </text:list>
              </table:table-cell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0 Crear un componente básico usando Angular e Ionic</text:p>
                <text:list>
                  <text:list-item>
                    <text:p/>
                  </text:list-item>
                  <text:list-item>
                    <text:p>Crear un componente básico usando Angular e Ionic</text:p>
                  </text:list-item>
                </text:list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0 Aprendizaje del uso de “pages”</text:p>
                <text:list>
                  <text:list-item>
                    <text:p/>
                  </text:list-item>
                  <text:list-item>
                    <text:p>Aprendizaje del uso de “pages”</text:p>
                  </text:list-item>
                </text:list>
              </table:table-cell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Crear de una aplicación simple con distintas “pages”</text:p>
                <text:list>
                  <text:list-item>
                    <text:p/>
                  </text:list-item>
                  <text:list-item>
                    <text:p>Crear de una aplicación simple con distintas “pages”</text:p>
                  </text:list-item>
                </text:list>
              </table:table-cell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0 Aprendizaje del uso de servicios Angular</text:p>
                <text:list>
                  <text:list-item>
                    <text:p/>
                  </text:list-item>
                  <text:list-item>
                    <text:p>Aprendizaje del uso de servicios Angular</text:p>
                  </text:list-item>
                </text:list>
              </table:table-cell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Aprendizaje del uso de directivas Angular</text:p>
                <text:list>
                  <text:list-item>
                    <text:p/>
                  </text:list-item>
                  <text:list-item>
                    <text:p>Aprendizaje del uso de directivas Angular</text:p>
                  </text:list-item>
                </text:list>
              </table:table-cell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0 Estudio de VIRTRA-EL</text:p>
                <text:list>
                  <text:list-item>
                    <text:p/>
                  </text:list-item>
                  <text:list-item>
                    <text:p>Estudio de VIRTRA-EL</text:p>
                  </text:list-item>
                </text:list>
              </table:table-cell>
              <table:table-cell office:value-type="float" office:value="43908">
                <text:p>43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Diagramas del sistema</text:p>
                <text:list>
                  <text:list-item>
                    <text:p>Fase 1</text:p>
                  </text:list-item>
                  <text:list-item>
                    <text:p>Diagramas del sistema</text:p>
                  </text:list-item>
                </text:list>
              </table:table-cell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Header component</text:p>
                <text:list>
                  <text:list-item>
                    <text:p/>
                  </text:list-item>
                  <text:list-item>
                    <text:p>Header component</text:p>
                  </text:list-item>
                </text:list>
              </table:table-cell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Footer component</text:p>
                <text:list>
                  <text:list-item>
                    <text:p/>
                  </text:list-item>
                  <text:list-item>
                    <text:p>Footer component</text:p>
                  </text:list-item>
                </text:list>
              </table:table-cell>
              <table:table-cell office:value-type="float" office:value="43913">
                <text:p>43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Home page</text:p>
                <text:list>
                  <text:list-item>
                    <text:p/>
                  </text:list-item>
                  <text:list-item>
                    <text:p>Home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Project page</text:p>
                <text:list>
                  <text:list-item>
                    <text:p/>
                  </text:list-item>
                  <text:list-item>
                    <text:p>Project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Members page</text:p>
                <text:list>
                  <text:list-item>
                    <text:p/>
                  </text:list-item>
                  <text:list-item>
                    <text:p>Members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ase 1 Contact page</text:p>
                <text:list>
                  <text:list-item>
                    <text:p/>
                  </text:list-item>
                  <text:list-item>
                    <text:p>Contact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Access page</text:p>
                <text:list>
                  <text:list-item>
                    <text:p/>
                  </text:list-item>
                  <text:list-item>
                    <text:p>Access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1 Register page</text:p>
                <text:list>
                  <text:list-item>
                    <text:p/>
                  </text:list-item>
                  <text:list-item>
                    <text:p>Register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1 Exercises page</text:p>
                <text:list>
                  <text:list-item>
                    <text:p/>
                  </text:list-item>
                  <text:list-item>
                    <text:p>Exercises page</text:p>
                  </text:list-item>
                </text:list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ase 1 Session page</text:p>
                <text:list>
                  <text:list-item>
                    <text:p/>
                  </text:list-item>
                  <text:list-item>
                    <text:p>Session page</text:p>
                  </text:list-item>
                </text:list>
              </table:table-cell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1 UserHeaderMenu component</text:p>
                <text:list>
                  <text:list-item>
                    <text:p/>
                  </text:list-item>
                  <text:list-item>
                    <text:p>UserHeaderMenu component</text:p>
                  </text:list-item>
                </text:list>
              </table:table-cell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Servicios Angular para ejercicios y sesiones</text:p>
                <text:list>
                  <text:list-item>
                    <text:p/>
                  </text:list-item>
                  <text:list-item>
                    <text:p>Servicios Angular para ejercicios y sesiones</text:p>
                  </text:list-item>
                </text:list>
              </table:table-cell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Desarrollo del sistema factory</text:p>
                <text:list>
                  <text:list-item>
                    <text:p/>
                  </text:list-item>
                  <text:list-item>
                    <text:p>Desarrollo del sistema factory</text:p>
                  </text:list-item>
                </text:list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Desarrollo del sistema subscription</text:p>
                <text:list>
                  <text:list-item>
                    <text:p/>
                  </text:list-item>
                  <text:list-item>
                    <text:p>Desarrollo del sistema subscription</text:p>
                  </text:list-item>
                </text:list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Assistant component</text:p>
                <text:list>
                  <text:list-item>
                    <text:p/>
                  </text:list-item>
                  <text:list-item>
                    <text:p>Assistant component</text:p>
                  </text:list-item>
                </text:list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1 Documentación sobre la implementación de ejercicios y sesiones</text:p>
                <text:list>
                  <text:list-item>
                    <text:p/>
                  </text:list-item>
                  <text:list-item>
                    <text:p>Documentación sobre la implementación de ejercicios y sesiones</text:p>
                  </text:list-item>
                </text:list>
              </table:table-cell>
              <table:table-cell office:value-type="float" office:value="43924">
                <text:p>4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 Desarrollo del backend y conexión con la base de datos en MongoDB</text:p>
                <text:list>
                  <text:list-item>
                    <text:p/>
                  </text:list-item>
                  <text:list-item>
                    <text:p>Desarrollo del backend y conexión con la base de datos en MongoDB</text:p>
                  </text:list-item>
                </text:list>
              </table:table-cell>
              <table:table-cell office:value-type="float" office:value="43924">
                <text:p>439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ase 2 WordListExercise development</text:p>
                <text:list>
                  <text:list-item>
                    <text:p>Fase 2</text:p>
                  </text:list-item>
                  <text:list-item>
                    <text:p>WordListExercise development</text:p>
                  </text:list-item>
                </text:list>
              </table:table-cell>
              <table:table-cell office:value-type="float" office:value="43926">
                <text:p>439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2 LogicalSeriesExercise development</text:p>
                <text:list>
                  <text:list-item>
                    <text:p/>
                  </text:list-item>
                  <text:list-item>
                    <text:p>LogicalSeriesExercise development</text:p>
                  </text:list-item>
                </text:list>
              </table:table-cell>
              <table:table-cell office:value-type="float" office:value="43926">
                <text:p>43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ase 2 SemanticSeriesExercise development</text:p>
                <text:list>
                  <text:list-item>
                    <text:p/>
                  </text:list-item>
                  <text:list-item>
                    <text:p>SemanticSeriesExercise development</text:p>
                  </text:list-item>
                </text:list>
              </table:table-cell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ase 2 PositionsExercise development</text:p>
                <text:list>
                  <text:list-item>
                    <text:p/>
                  </text:list-item>
                  <text:list-item>
                    <text:p>PositionsExercise development</text:p>
                  </text:list-item>
                </text:list>
              </table:table-cell>
              <table:table-cell office:value-type="float" office:value="43936">
                <text:p>439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ase 2 DirectNumbersExercise development</text:p>
                <text:list>
                  <text:list-item>
                    <text:p/>
                  </text:list-item>
                  <text:list-item>
                    <text:p>DirectNumbersExercise development</text:p>
                  </text:list-item>
                </text:list>
              </table:table-cell>
              <table:table-cell office:value-type="float" office:value="43951">
                <text:p>43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ase 2 NumbersAndVowelsExercise development</text:p>
                <text:list>
                  <text:list-item>
                    <text:p/>
                  </text:list-item>
                  <text:list-item>
                    <text:p>NumbersAndVowelsExercise development</text:p>
                  </text:list-item>
                </text:list>
              </table:table-cell>
              <table:table-cell office:value-type="float" office:value="43956">
                <text:p>43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PyramidsExercise development</text:p>
                <text:list>
                  <text:list-item>
                    <text:p/>
                  </text:list-item>
                  <text:list-item>
                    <text:p>PyramidsExercise development</text:p>
                  </text:list-item>
                </text:list>
              </table:table-cell>
              <table:table-cell office:value-type="float" office:value="43957">
                <text:p>43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WordListExerciseAlternative development</text:p>
                <text:list>
                  <text:list-item>
                    <text:p/>
                  </text:list-item>
                  <text:list-item>
                    <text:p>WordListExerciseAlternative development</text:p>
                  </text:list-item>
                </text:list>
              </table:table-cell>
              <table:table-cell office:value-type="float" office:value="43958">
                <text:p>43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MouseDialogExercise development</text:p>
                <text:list>
                  <text:list-item>
                    <text:p/>
                  </text:list-item>
                  <text:list-item>
                    <text:p>MouseDialogExercise development</text:p>
                  </text:list-item>
                </text:list>
              </table:table-cell>
              <table:table-cell office:value-type="float" office:value="43959">
                <text:p>43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 IntroductionExercise, QuestionnaireExercise, FirstHelpExercise development</text:p>
                <text:list>
                  <text:list-item>
                    <text:p/>
                  </text:list-item>
                  <text:list-item>
                    <text:p>IntroductionExercise, QuestionnaireExercise, FirstHelpExercise development</text:p>
                  </text:list-item>
                </text:list>
              </table:table-cell>
              <table:table-cell office:value-type="float" office:value="43960">
                <text:p>4396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4" style:family="chart" style:data-style-name="N30">
      <style:chart-properties chart:display-label="true" chart:logarithmic="false" chart:minimum="43895" chart:maximum="43968" chart:origin="0" chart:interval-major="5" chart:interval-minor-divisor="2" chart:gap-width="250" chart:reverse-direction="false" text:line-break="false" loext:try-staggering-first="false" chart:link-data-style-to-source="false" chart:axis-position="1"/>
      <style:graphic-properties svg:stroke-color="#b3b3b3"/>
      <style:text-properties fo:font-size="2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3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2.7cm" svg:height="59.908cm" xlink:href=".." xlink:type="simple" chart:class="chart:bar" chart:style-name="ch1">
        <chart:plot-area chart:style-name="ch2" table:cell-range-address="Hoja1.C263:Hoja1.E306" chart:data-source-has-labels="both" svg:x="2.254cm" svg:y="1.198cm" svg:width="108.192cm" svg:height="57.512cm">
          <chartooo:coordinate-region svg:x="31.557cm" svg:y="2.481cm" svg:width="78.889cm" svg:height="56.229cm"/>
          <chart:axis chart:dimension="x" chart:name="primary-x" chart:style-name="ch3" chartooo:axis-type="auto">
            <chartooo:date-scale/>
            <chart:categories table:cell-range-address="Hoja1.C264:Hoja1.C3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oja1.D264:Hoja1.D306" chart:label-cell-address="Hoja1.D263:Hoja1.D263" chart:class="chart:bar">
            <chart:data-point chart:repeated="43"/>
          </chart:series>
          <chart:series chart:style-name="ch7" chart:values-cell-range-address="Hoja1.E264:Hoja1.E306" chart:label-cell-address="Hoja1.E263:Hoja1.E263" chart:class="chart:ba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Hoja1.D263:Hoja1.D263</svg:desc>
                </draw:g>
              </table:table-cell>
              <table:table-cell office:value-type="string">
                <text:p>Días</text:p>
                <draw:g>
                  <svg:desc>Hoja1.E263:Hoja1.E2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se 0</text:p>
                <draw:g>
                  <svg:desc>Hoja1.C264:Hoja1.C306</svg:desc>
                </draw:g>
              </table:table-cell>
              <table:table-cell office:value-type="float" office:value="43895">
                <text:p>43895</text:p>
                <draw:g>
                  <svg:desc>Hoja1.D264:Hoja1.D306</svg:desc>
                </draw:g>
              </table:table-cell>
              <table:table-cell office:value-type="float" office:value="14">
                <text:p>14</text:p>
                <draw:g>
                  <svg:desc>Hoja1.E264:Hoja1.E306</svg:desc>
                </draw:g>
              </table:table-cell>
            </table:table-row>
            <table:table-row>
              <table:table-cell office:value-type="string">
                <text:p>Instalar Webstorm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lar node.js, Angular e Ionic</text:p>
              </table:table-cell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epasar HTML y CSS</text:p>
              </table:table-cell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endizaje de Typescript</text:p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rendizaje básico de Angular</text:p>
              </table:table-cell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prendizaje básico de Ionic</text:p>
              </table:table-cell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rear un componente básico usando Angular e Ionic</text:p>
              </table:table-cell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endizaje del uso de “pages”</text:p>
              </table:table-cell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rear de una aplicación simple con distintas “pages”</text:p>
              </table:table-cell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prendizaje del uso de servicios Angular</text:p>
              </table:table-cell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prendizaje del uso de directivas Angular</text:p>
              </table:table-cell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1</text:p>
              </table:table-cell>
              <table:table-cell office:value-type="float" office:value="43910">
                <text:p>439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iagramas del sistema</text:p>
              </table:table-cell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eader component</text:p>
              </table:table-cell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ooter component</text:p>
              </table:table-cell>
              <table:table-cell office:value-type="float" office:value="43913">
                <text:p>439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ome page</text:p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roject page</text:p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mbers page</text:p>
              </table:table-cell>
              <table:table-cell office:value-type="float" office:value="43915">
                <text:p>439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ntact page</text:p>
              </table:table-cell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ccess page</text:p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egister page</text:p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xercises page</text:p>
              </table:table-cell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ession page</text:p>
              </table:table-cell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serHeaderMenu component</text:p>
              </table:table-cell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rvicios Angular para ejercicios y sesiones</text:p>
              </table:table-cell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sarrollo del sistema factory</text:p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esarrollo del sistema subscription</text:p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ssistant component</text:p>
              </table:table-cell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cumentación sobre la implementación de ejercicios y sesiones</text:p>
              </table:table-cell>
              <table:table-cell office:value-type="float" office:value="43924">
                <text:p>43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ase 2</text:p>
              </table:table-cell>
              <table:table-cell office:value-type="float" office:value="43924">
                <text:p>439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WordListExercise development</text:p>
              </table:table-cell>
              <table:table-cell office:value-type="float" office:value="43924">
                <text:p>43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gicalSeriesExercise development</text:p>
              </table:table-cell>
              <table:table-cell office:value-type="float" office:value="43926">
                <text:p>439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emanticSeriesExercise development</text:p>
              </table:table-cell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PositionsExercise development</text:p>
              </table:table-cell>
              <table:table-cell office:value-type="float" office:value="43936">
                <text:p>439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irectNumbersExercise development</text:p>
              </table:table-cell>
              <table:table-cell office:value-type="float" office:value="43951">
                <text:p>439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umbersAndVowelsExercise development</text:p>
              </table:table-cell>
              <table:table-cell office:value-type="float" office:value="43956">
                <text:p>43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yramidsExercise development</text:p>
              </table:table-cell>
              <table:table-cell office:value-type="float" office:value="43957">
                <text:p>439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ordListExerciseAlternative development</text:p>
              </table:table-cell>
              <table:table-cell office:value-type="float" office:value="43958">
                <text:p>439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ouseDialogExercise development</text:p>
              </table:table-cell>
              <table:table-cell office:value-type="float" office:value="43959">
                <text:p>439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troductionExercise, QuestionnaireExercise, FirstHelpExercise development</text:p>
              </table:table-cell>
              <table:table-cell office:value-type="float" office:value="43960">
                <text:p>43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condHelpExercise, InstrumentalQuestionnaireExercise development</text:p>
              </table:table-cell>
              <table:table-cell office:value-type="float" office:value="43962">
                <text:p>43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lassifyObjectsExercise development</text:p>
              </table:table-cell>
              <table:table-cell office:value-type="float" office:value="43965">
                <text:p>4396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